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012f8b" officeooo:paragraph-rsid="00012f8b"/>
    </style:style>
    <style:style style:name="P5" style:family="paragraph" style:parent-style-name="Standard">
      <style:text-properties style:text-line-through-style="solid" style:text-line-through-type="single" officeooo:rsid="00012f8b" officeooo:paragraph-rsid="00012f8b"/>
    </style:style>
    <style:style style:name="P6" style:family="paragraph" style:parent-style-name="Standard">
      <style:text-properties style:text-line-through-style="solid" style:text-line-through-type="single" officeooo:rsid="0001d763" officeooo:paragraph-rsid="0001d763"/>
    </style:style>
    <style:style style:name="P7" style:family="paragraph" style:parent-style-name="Standard">
      <style:text-properties style:text-line-through-style="solid" style:text-line-through-type="single" officeooo:rsid="00032bb2" officeooo:paragraph-rsid="00032bb2"/>
    </style:style>
    <style:style style:name="P8" style:family="paragraph" style:parent-style-name="Standard">
      <style:text-properties style:text-line-through-style="solid" style:text-line-through-type="single" officeooo:rsid="0003fa9c" officeooo:paragraph-rsid="0003fa9c"/>
    </style:style>
    <style:style style:name="P9" style:family="paragraph" style:parent-style-name="Standard">
      <style:text-properties style:text-line-through-style="none" style:text-line-through-type="none" officeooo:rsid="0003fa9c" officeooo:paragraph-rsid="0003fa9c"/>
    </style:style>
    <style:style style:name="P10" style:family="paragraph" style:parent-style-name="Standard">
      <style:text-properties style:text-line-through-style="none" style:text-line-through-type="none" officeooo:rsid="00091338" officeooo:paragraph-rsid="00091338"/>
    </style:style>
    <style:style style:name="P11" style:family="paragraph" style:parent-style-name="Standard">
      <style:paragraph-properties fo:break-before="page"/>
      <style:text-properties officeooo:paragraph-rsid="000a82e0"/>
    </style:style>
    <style:style style:name="P12" style:family="paragraph" style:parent-style-name="Standard">
      <style:text-properties officeooo:paragraph-rsid="000a82e0"/>
    </style:style>
    <style:style style:name="P13" style:family="paragraph" style:parent-style-name="Standard">
      <style:text-properties officeooo:rsid="000a82e0" officeooo:paragraph-rsid="000a82e0"/>
    </style:style>
    <style:style style:name="P14" style:family="paragraph" style:parent-style-name="Standard">
      <style:text-properties officeooo:rsid="000bf216" officeooo:paragraph-rsid="000bf216"/>
    </style:style>
    <style:style style:name="P15" style:family="paragraph" style:parent-style-name="Standard">
      <style:text-properties officeooo:paragraph-rsid="000c02c4"/>
    </style:style>
    <style:style style:name="P16" style:family="paragraph" style:parent-style-name="Standard">
      <style:text-properties style:text-line-through-style="solid" style:text-line-through-type="single" officeooo:paragraph-rsid="000c02c4"/>
    </style:style>
    <style:style style:name="P17" style:family="paragraph" style:parent-style-name="Standard">
      <style:text-properties style:text-line-through-style="solid" style:text-line-through-type="single" officeooo:rsid="000d6ea4" officeooo:paragraph-rsid="000d6ea4"/>
    </style:style>
    <style:style style:name="P18" style:family="paragraph" style:parent-style-name="Standard">
      <style:text-properties style:text-line-through-style="solid" style:text-line-through-type="single" officeooo:rsid="000cda7d" officeooo:paragraph-rsid="000cda7d"/>
    </style:style>
    <style:style style:name="P19" style:family="paragraph" style:parent-style-name="Standard">
      <style:text-properties style:text-line-through-style="none" style:text-line-through-type="none" officeooo:rsid="000eace6" officeooo:paragraph-rsid="000eace6"/>
    </style:style>
    <style:style style:name="P20" style:family="paragraph" style:parent-style-name="Standard">
      <style:text-properties style:text-line-through-style="none" style:text-line-through-type="none" officeooo:rsid="000f7e00" officeooo:paragraph-rsid="000f7e00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4ec9b0" loext:opacity="100%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0c4670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0a82e0"/>
    </style:style>
    <style:style style:name="T12" style:family="text">
      <style:text-properties officeooo:rsid="000a82e0"/>
    </style:style>
    <style:style style:name="T13" style:family="text">
      <style:text-properties officeooo:rsid="000b1433"/>
    </style:style>
    <style:style style:name="T14" style:family="text">
      <style:text-properties officeooo:rsid="000c02c4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tion</text:span> <text:span text:style-name="T2">getInputValues</text:span> () {</text:p>
      <text:p text:style-name="P1"><text:span text:style-name="T1">const</text:span> <text:span text:style-name="T3">inputTitle</text:span> <text:span text:style-name="T4">=</text:span> <text:span text:style-name="T5">document</text:span>.<text:span text:style-name="T2">getElementById</text:span>(<text:span text:style-name="T6">'title'</text:span>).<text:span text:style-name="T5">value</text:span>;</text:p>
      <text:p text:style-name="P1"><text:span text:style-name="T1">const</text:span> <text:span text:style-name="T3">inputAuthor</text:span> <text:span text:style-name="T4">=</text:span> <text:span text:style-name="T5">document</text:span>.<text:span text:style-name="T2">getElementById</text:span>(<text:span text:style-name="T6">'author'</text:span>).<text:span text:style-name="T5">value</text:span>;</text:p>
      <text:p text:style-name="P1"><text:span text:style-name="T1">const</text:span> <text:span text:style-name="T3">inputPages</text:span> <text:span text:style-name="T4">=</text:span> <text:span text:style-name="T5">document</text:span>.<text:span text:style-name="T2">getElementById</text:span>(<text:span text:style-name="T6">'pages'</text:span>).<text:span text:style-name="T5">value</text:span>;</text:p>
      <text:p text:style-name="P1"><text:span text:style-name="T1">const</text:span> <text:span text:style-name="T3">inputRead</text:span> <text:span text:style-name="T4">=</text:span> <text:span text:style-name="T5">document</text:span>.<text:span text:style-name="T2">querySelector</text:span>(<text:span text:style-name="T6">'input[name="read"]:checked'</text:span>).<text:span text:style-name="T5">value</text:span>;</text:p>
      <text:p text:style-name="P1">}</text:p>
      <text:p text:style-name="P3"/>
      <text:p text:style-name="P1"><text:span text:style-name="T3">inputButton</text:span>.<text:span text:style-name="T2">addEventListener</text:span>(<text:span text:style-name="T6">"click"</text:span>, <text:span text:style-name="T2">addBookToLibrary</text:span>);</text:p>
      <text:p text:style-name="P3"/>
      <text:p text:style-name="P1"><text:span text:style-name="T1">function</text:span> <text:span text:style-name="T2">addBookToLibrary</text:span>() {</text:p>
      <text:p text:style-name="P1"><text:span text:style-name="T2">getInputValues</text:span>();</text:p>
      <text:p text:style-name="P2">// const inputTitle = document.getElementById('title').value;</text:p>
      <text:p text:style-name="P2">// const inputAuthor = document.getElementById('author').value;</text:p>
      <text:p text:style-name="P2">// const inputPages = document.getElementById('pages').value;</text:p>
      <text:p text:style-name="P2">// const inputRead = document.querySelector('input[name="read"]:checked').value;</text:p>
      <text:p text:style-name="P3"/>
      <text:p text:style-name="P1"><text:span text:style-name="T1">const</text:span> <text:span text:style-name="T3">newBook</text:span> <text:span text:style-name="T4">=</text:span> <text:span text:style-name="T1">new</text:span> <text:span text:style-name="T7">Book</text:span>(<text:span text:style-name="T5">inputTitle</text:span>, <text:span text:style-name="T5">inputAuthor</text:span>, <text:span text:style-name="T5">inputPages</text:span>, <text:span text:style-name="T5">inputRead</text:span>);</text:p>
      <text:p text:style-name="P1"><text:span text:style-name="T3">myLibrary</text:span>.<text:span text:style-name="T2">push</text:span>(<text:span text:style-name="T3">newBook</text:span>);</text:p>
      <text:p text:style-name="P1"><text:span text:style-name="T2">displayBooks</text:span>();</text:p>
      <text:p text:style-name="P1">}</text:p>
      <text:p text:style-name="Standard"/>
      <text:p text:style-name="P5">Gives me a inputTitle is not defined error as newBook no longer has the local variable of inputTitle. Have moved the const’s into their own function to save duplication – need to return the variables back to the addBookToLibrary function</text:p>
      <text:p text:style-name="P4"/>
      <text:p text:style-name="P6">Have added a function to reduce code, and now can call to get titles but it’s returning undefined?</text:p>
      <text:p text:style-name="P6"/>
      <text:p text:style-name="P7">Undefined means that a value is not being returned – const in call functions needs to match the return of the lookup function</text:p>
      <text:p text:style-name="P7"/>
      <text:p text:style-name="P9">getting button to track which index number to remove;</text:p>
      <text:p text:style-name="P9"><text:tab/><text:span text:style-name="T8">book now tracks index position</text:span></text:p>
      <text:p text:style-name="P9"><text:tab/><text:span text:style-name="T8">button gets array position added as id</text:span></text:p>
      <text:p text:style-name="P8"><text:span text:style-name="T10"><text:tab/></text:span>parent div needs to know array position so the whole container can be deleted?</text:p>
      <text:p text:style-name="P8"><text:span text:style-name="T10"><text:tab/></text:span>Function deleteBook() then just needs to loop array and match id of what was clicked?</text:p>
      <text:p text:style-name="P8"/>
      <text:p text:style-name="P10">Getting button to change the read status of a book</text:p>
      <text:p text:style-name="P10"><text:tab/>loop through all child elements of the selected div element</text:p>
      <text:p text:style-name="P10"><text:tab/>if the text contains ‘have you read this book? Yes’ change to ‘have you read this book? No</text:p>
      <text:p text:style-name="P10"><text:tab/><text:tab/>else</text:p>
      <text:p text:style-name="P10"><text:tab/><text:tab/>have you read this book? Yes</text:p>
      <text:p text:style-name="P10"/>
      <text:p text:style-name="P10"><text:tab/>do turnary(?) operator so have you read this book? Yes : have you read this book? No</text:p>
      <text:p text:style-name="P10"/>
      <text:p text:style-name="P11"><text:span text:style-name="T11">When adding and deleting multiple entries it throws a ‘</text:span>Index or size is negative or greater than the allowed amount’ <text:span text:style-name="T12">error</text:span></text:p>
      <text:p text:style-name="P12"/>
      <text:p text:style-name="P13">When adding and changing read status of multiple entries, read button will change the wrong entry</text:p>
      <text:p text:style-name="P13"><text:tab/><text:span text:style-name="T13">Adding rows 1, 2, 3, 4, 5 then deleting row 3 will lead to the creation of another row 5 as <text:tab/>numbers are assinged based on myLibrary length – need to dynamically change the id of all</text:span></text:p>
      <text:p text:style-name="P13"><text:tab/><text:span text:style-name="T13">row numbers as rows get deleted or not having the naming convention based on array length</text:span></text:p>
      <text:p text:style-name="P13"/>
      <text:p text:style-name="P13"/>
      <text:p text:style-name="P17">myLibrary length now no longer matches tableRowNum?</text:p>
      <text:p text:style-name="P14"/>
      <text:p text:style-name="P16"><text:span text:style-name="T14">If adding two identical entries and then deleting one, user gets a ‘</text:span>Index or size is negative or greater than the allowed amount’ <text:span text:style-name="T14">when they try to enter a new entry. Only applies if they are trying to add a third identical entry</text:span></text:p>
      <text:p text:style-name="P15"><text:tab/><text:span text:style-name="T9">only applies when the item being deleted is the last one</text:span></text:p>
      <text:p text:style-name="P15"><text:span text:style-name="T9"/></text:p>
      <text:p text:style-name="P18">When deleting a row in the list, any rows above it will no longer be able to have their read status changed</text:p>
      <text:p text:style-name="P19"/>
      <text:p text:style-name="P20">When adding 6 items to the list – deleting the second, and then deleting the 4<text:span text:style-name="T15">th</text:span>, on deleting the 4<text:span text:style-name="T15">th</text:span> it also deletes the 5<text:span text:style-name="T15">th</text:span> i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54:33.143012401</meta:creation-date>
    <dc:date>2025-02-05T13:14:53.660510683</dc:date>
    <meta:editing-duration>P1DT6H20M39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40" meta:word-count="446" meta:character-count="2898" meta:non-whitespace-character-count="2473"/>
  </office:meta>
</office:document-meta>
</file>